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7BE0902472211B01A9.png" manifest:media-type="image/png"/>
  <manifest:file-entry manifest:full-path="Pictures/1000000000000370000003708E7FD57200804A44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color="#808080" loext:opacity="100%" style:font-name="Arial" fo:font-size="8pt" style:font-size-asian="8pt" style:font-size-complex="8pt"/>
    </style:style>
    <style:style style:name="P2" style:family="paragraph" style:parent-style-name="Standard">
      <style:paragraph-properties fo:line-height="200%"/>
      <style:text-properties fo:color="#808080" loext:opacity="100%" style:font-name="Arial" fo:font-size="8pt" officeooo:paragraph-rsid="000883d1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333333" loext:opacity="100%" style:font-name="Consolas" fo:font-size="10pt" officeooo:rsid="00069b93" officeooo:paragraph-rsid="000883d1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fo:color="#333333" loext:opacity="100%" style:font-name="Consolas" fo:font-size="10pt" officeooo:rsid="00069b93" officeooo:paragraph-rsid="000883d1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fo:color="#261b0c" loext:opacity="100%" style:font-name="Consolas1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fo:color="#808080" loext:opacity="100%" style:font-name="Consolas1" fo:font-size="10pt" fo:font-weight="bold" style:font-size-asian="10pt" style:font-weight-asian="bold" style:font-size-complex="10pt"/>
    </style:style>
    <style:style style:name="T1" style:family="text">
      <style:text-properties officeooo:rsid="000dd0f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4" text:anchor-type="as-char" svg:width="5.001cm" svg:height="4.74cm" draw:z-index="0"><draw:image xlink:href="Pictures/10000001000001900000017BE0902472211B01A9.png" xlink:type="simple" xlink:show="embed" xlink:actuate="onLoad" draw:mime-type="image/png"/></draw:frame></text:p>
      <text:p text:style-name="P5"><text:span text:style-name="T1">PYTHON</text:span></text:p>
      <text:p text:style-name="P6">~ 2022 ~</text:p>
      <text:p text:style-name="P3"/>
      <text:p text:style-name="Standard"/>
      <text:p text:style-name="Standard"/>
      <text:p text:style-name="Standard"/>
      <text:p text:style-name="P1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<text:soft-page-break/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P2">………………………………………………………………………………………………………………………………...……………………………………………………</text:p>
      <text:p text:style-name="Standard"><text:soft-page-break/></text:p>
      <text:p text:style-name="Standard"><draw:frame draw:style-name="fr1" draw:name="Image1" text:anchor-type="as-char" svg:width="19.59cm" style:rel-width="100%" svg:height="19.59cm" style:rel-height="scale" draw:z-index="1"><draw:image xlink:href="Pictures/1000000000000370000003708E7FD57200804A44.bmp" xlink:type="simple" xlink:show="embed" xlink:actuate="onLoad" draw:mime-type="image/bmp"/></draw:frame></text:p>
      <text:p text:style-name="Standard"><text:soft-page-break/><draw:frame draw:style-name="fr1" draw:name="Image2" text:anchor-type="as-char" svg:width="19.59cm" style:rel-width="100%" svg:height="19.59cm" style:rel-height="scale" draw:z-index="2"><draw:image xlink:href="Pictures/1000000000000370000003708E7FD57200804A44.bmp" xlink:type="simple" xlink:show="embed" xlink:actuate="onLoad" draw:mime-type="image/bmp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Malgun Gothic" style:font-family-asian="'Malgun Gothic'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11:46:17.570000000</dc:date>
    <meta:editing-duration>PT1H30M24S</meta:editing-duration>
    <meta:editing-cycles>7</meta:editing-cycles>
    <meta:generator>LibreOffice/7.3.1.3$Windows_X86_64 LibreOffice_project/a69ca51ded25f3eefd52d7bf9a5fad8c90b87951</meta:generator>
    <meta:document-statistic meta:table-count="0" meta:image-count="3" meta:object-count="0" meta:page-count="4" meta:paragraph-count="73" meta:word-count="72" meta:character-count="4842" meta:non-whitespace-character-count="4840"/>
  </office:meta>
</office:document-meta>
</file>